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GD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2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3]&gt;0;ROUND([.F3]+((1-POWER(([.$B$45]/1013.25);0.190284))*145366.45));0)" office:value-type="float" office:value="2735" calcext:value-type="float">
            <text:p>2735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78" calcext:value-type="float">
            <text:p>78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4]&gt;0;ROUND([.F4]+((1-POWER(([.$B$45]/1013.25);0.190284))*145366.45));0)" office:value-type="float" office:value="3235" calcext:value-type="float">
            <text:p>3235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5" calcext:value-type="float">
            <text:p>95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5.5" calcext:value-type="float">
            <text:p>5.5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D.KAMART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5]&gt;0;ROUND([.F5]+((1-POWER(([.$B$45]/1013.25);0.190284))*145366.45));0)" office:value-type="float" office:value="4235" calcext:value-type="float">
            <text:p>4235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32" calcext:value-type="float">
            <text:p>32</text:p>
          </table:table-cell>
          <table:table-cell table:style-name="ce65" table:formula="of:=IF(ISNA([.O5]);[.J5];[.J5]+[.O5])" office:value-type="float" office:value="96" calcext:value-type="float">
            <text:p>96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7" calcext:value-type="float">
            <text:p>2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6]&gt;0;ROUND([.F6]+((1-POWER(([.$B$45]/1013.25);0.190284))*145366.45));0)" office:value-type="float" office:value="5735" calcext:value-type="float">
            <text:p>5735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82" calcext:value-type="float">
            <text:p>8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6]);NA();FINDCOURSEANGLE([.K6];[.D6]))" office:value-type="float" office:value="72" calcext:value-type="float">
            <text:p>72</text:p>
          </table:table-cell>
          <table:table-cell table:style-name="ce65" table:formula="of:=ROUND(DEGREES(ASIN([.Y6]/[.J6])))*[.AA6]" office:value-type="float" office:value="-3" calcext:value-type="float">
            <text:p>-3</text:p>
          </table:table-cell>
          <table:table-cell table:style-name="ce65" table:formula="of:=[.Z6]*[.AB6]" office:value-type="float" office:value="-2" calcext:value-type="float">
            <text:p>-2</text:p>
          </table:table-cell>
          <table:table-cell table:style-name="ce65" table:formula="of:=IF(ISNA([.N6]);[.D6];[.D6]+[.N6])" office:value-type="float" office:value="29" calcext:value-type="float">
            <text:p>29</text:p>
          </table:table-cell>
          <table:table-cell table:style-name="ce65" table:formula="of:=IF(ISNA([.O6]);[.J6];[.J6]+[.O6])" office:value-type="float" office:value="80" calcext:value-type="float">
            <text:p>80</text:p>
          </table:table-cell>
          <table:table-cell table:style-name="ce65" table:formula="of:=IF([.Q6]&gt;0;ROUND(([.C6]/[.Q6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0.7" calcext:value-type="float">
            <text:p>0.7</text:p>
          </table:table-cell>
          <table:table-cell/>
          <table:table-cell table:style-name="ce65" table:formula="of:=ROUND([.L6]*SIN(RADIANS([.M6])))" office:value-type="float" office:value="5" calcext:value-type="float">
            <text:p>5</text:p>
          </table:table-cell>
          <table:table-cell table:style-name="ce65" table:formula="of:=ROUND([.L6]*COS(RADIANS([.M6])))" office:value-type="float" office:value="2" calcext:value-type="float">
            <text:p>2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ETROPO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7]&gt;0;ROUND([.F7]+((1-POWER(([.$B$45]/1013.25);0.190284))*145366.45));0)" office:value-type="float" office:value="5735" calcext:value-type="float">
            <text:p>5735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7]);NA();FINDCOURSEANGLE([.K7];[.D7]))" office:value-type="float" office:value="72" calcext:value-type="float">
            <text:p>72</text:p>
          </table:table-cell>
          <table:table-cell table:style-name="ce65" table:formula="of:=ROUND(DEGREES(ASIN([.Y7]/[.J7])))*[.AA7]" office:value-type="float" office:value="-3" calcext:value-type="float">
            <text:p>-3</text:p>
          </table:table-cell>
          <table:table-cell table:style-name="ce65" table:formula="of:=[.Z7]*[.AB7]" office:value-type="float" office:value="-2" calcext:value-type="float">
            <text:p>-2</text:p>
          </table:table-cell>
          <table:table-cell table:style-name="ce65" table:formula="of:=IF(ISNA([.N7]);[.D7];[.D7]+[.N7])" office:value-type="float" office:value="29" calcext:value-type="float">
            <text:p>29</text:p>
          </table:table-cell>
          <table:table-cell table:style-name="ce65" table:formula="of:=IF(ISNA([.O7]);[.J7];[.J7]+[.O7])" office:value-type="float" office:value="96" calcext:value-type="float">
            <text:p>96</text:p>
          </table:table-cell>
          <table:table-cell table:style-name="ce65" table:formula="of:=IF([.Q7]&gt;0;ROUND(([.C7]/[.Q7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4" calcext:value-type="float">
            <text:p>2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3" calcext:value-type="float">
            <text:p>0.3</text:p>
          </table:table-cell>
          <table:table-cell/>
          <table:table-cell table:style-name="ce65" table:formula="of:=ROUND([.L7]*SIN(RADIANS([.M7])))" office:value-type="float" office:value="5" calcext:value-type="float">
            <text:p>5</text:p>
          </table:table-cell>
          <table:table-cell table:style-name="ce65" table:formula="of:=ROUND([.L7]*COS(RADIANS([.M7])))" office:value-type="float" office:value="2" calcext:value-type="float">
            <text:p>2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TROPOLE</text:p>
          </table:table-cell>
          <table:table-cell table:style-name="ce3" office:value-type="string" calcext:value-type="string">
            <text:p>TETEV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800" calcext:value-type="float">
            <text:p>48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8]&gt;0;ROUND([.F8]+((1-POWER(([.$B$45]/1013.25);0.190284))*145366.45));0)" office:value-type="float" office:value="5735" calcext:value-type="float">
            <text:p>5735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8]);NA();FINDCOURSEANGLE([.K8];[.D8]))" office:value-type="float" office:value="75" calcext:value-type="float">
            <text:p>75</text:p>
          </table:table-cell>
          <table:table-cell table:style-name="ce65" table:formula="of:=ROUND(DEGREES(ASIN([.Y8]/[.J8])))*[.AA8]" office:value-type="float" office:value="-3" calcext:value-type="float">
            <text:p>-3</text:p>
          </table:table-cell>
          <table:table-cell table:style-name="ce65" table:formula="of:=[.Z8]*[.AB8]" office:value-type="float" office:value="1" calcext:value-type="float">
            <text:p>1</text:p>
          </table:table-cell>
          <table:table-cell table:style-name="ce65" table:formula="of:=IF(ISNA([.N8]);[.D8];[.D8]+[.N8])" office:value-type="float" office:value="62" calcext:value-type="float">
            <text:p>62</text:p>
          </table:table-cell>
          <table:table-cell table:style-name="ce65" table:formula="of:=IF(ISNA([.O8]);[.J8];[.J8]+[.O8])" office:value-type="float" office:value="99" calcext:value-type="float">
            <text:p>99</text:p>
          </table:table-cell>
          <table:table-cell table:style-name="ce65" table:formula="of:=IF([.Q8]&gt;0;ROUND(([.C8]/[.Q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57" calcext:value-type="float">
            <text:p>5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8" calcext:value-type="float">
            <text:p>0.8</text:p>
          </table:table-cell>
          <table:table-cell/>
          <table:table-cell table:style-name="ce65" table:formula="of:=ROUND([.L8]*SIN(RADIANS([.M8])))" office:value-type="float" office:value="5" calcext:value-type="float">
            <text:p>5</text:p>
          </table:table-cell>
          <table:table-cell table:style-name="ce65" table:formula="of:=ROUND([.L8]*COS(RADIANS([.M8])))" office:value-type="float" office:value="1" calcext:value-type="float">
            <text:p>1</text:p>
          </table:table-cell>
          <table:table-cell table:style-name="ce65" table:formula="of:=IF(ISBLANK([.K8]);NA();ISRIGHTCROSSWIND([.D8];[.K8]))" office:value-type="float" office:value="-1" calcext:value-type="float">
            <text:p>-1</text:p>
          </table:table-cell>
          <table:table-cell table:style-name="ce65" table:formula="of:=IF(ISBLANK([.K8]);NA();ISTAILWIND([.D8];[.K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ETEVEN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800" calcext:value-type="float">
            <text:p>48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9]&gt;0;ROUND([.F9]+((1-POWER(([.$B$45]/1013.25);0.190284))*145366.45));0)" office:value-type="float" office:value="5735" calcext:value-type="float">
            <text:p>5735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8" calcext:value-type="float">
            <text:p>9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9]);NA();FINDCOURSEANGLE([.K9];[.D9]))" office:value-type="float" office:value="53" calcext:value-type="float">
            <text:p>53</text:p>
          </table:table-cell>
          <table:table-cell table:style-name="ce65" table:formula="of:=ROUND(DEGREES(ASIN([.Y9]/[.J9])))*[.AA9]" office:value-type="float" office:value="-2" calcext:value-type="float">
            <text:p>-2</text:p>
          </table:table-cell>
          <table:table-cell table:style-name="ce65" table:formula="of:=[.Z9]*[.AB9]" office:value-type="float" office:value="3" calcext:value-type="float">
            <text:p>3</text:p>
          </table:table-cell>
          <table:table-cell table:style-name="ce65" table:formula="of:=IF(ISNA([.N9]);[.D9];[.D9]+[.N9])" office:value-type="float" office:value="85" calcext:value-type="float">
            <text:p>85</text:p>
          </table:table-cell>
          <table:table-cell table:style-name="ce65" table:formula="of:=IF(ISNA([.O9]);[.J9];[.J9]+[.O9])" office:value-type="float" office:value="101" calcext:value-type="float">
            <text:p>101</text:p>
          </table:table-cell>
          <table:table-cell table:style-name="ce65" table:formula="of:=IF([.Q9]&gt;0;ROUND(([.C9]/[.Q9])*60);0)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80" calcext:value-type="float">
            <text:p>8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1.4" calcext:value-type="float">
            <text:p>1.4</text:p>
          </table:table-cell>
          <table:table-cell/>
          <table:table-cell table:style-name="ce65" table:formula="of:=ROUND([.L9]*SIN(RADIANS([.M9])))" office:value-type="float" office:value="4" calcext:value-type="float">
            <text:p>4</text:p>
          </table:table-cell>
          <table:table-cell table:style-name="ce65" table:formula="of:=ROUND([.L9]*COS(RADIANS([.M9])))" office:value-type="float" office:value="3" calcext:value-type="float">
            <text:p>3</text:p>
          </table:table-cell>
          <table:table-cell table:style-name="ce65" table:formula="of:=IF(ISBLANK([.K9]);NA();ISRIGHTCROSSWIND([.D9];[.K9]))" office:value-type="float" office:value="-1" calcext:value-type="float">
            <text:p>-1</text:p>
          </table:table-cell>
          <table:table-cell table:style-name="ce65" table:formula="of:=IF(ISBLANK([.K9]);NA();ISTAILWIND([.D9];[.K9])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LBD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00" calcext:value-type="float">
            <text:p>18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0]&gt;0;ROUND([.F10]+((1-POWER(([.$B$45]/1013.25);0.190284))*145366.45));0)" office:value-type="float" office:value="1735" calcext:value-type="float">
            <text:p>1735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87" calcext:value-type="float">
            <text:p>87</text:p>
          </table:table-cell>
          <table:table-cell table:style-name="ce65" table:formula="of:=IF(ISNA([.O10]);[.J10];[.J10]+[.O10])" office:value-type="float" office:value="92" calcext:value-type="float">
            <text:p>92</text:p>
          </table:table-cell>
          <table:table-cell table:style-name="ce65" table:formula="of:=IF([.Q10]&gt;0;ROUND(([.C10]/[.Q10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82" calcext:value-type="float">
            <text:p>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1.1" calcext:value-type="float">
            <text:p>1.1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6" calcext:value-type="float">
            <text:p>76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8" calcext:value-type="float">
            <text:p>48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GD-LBBO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2">
          <table:table-cell table:style-name="ce3" office:value-type="string" calcext:value-type="string">
            <text:p>LBDR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18]&gt;0;ROUND([.F18]+((1-POWER(([.$B$45]/1013.25);0.190284))*145366.45));0)" office:value-type="float" office:value="4735" calcext:value-type="float">
            <text:p>4735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81" calcext:value-type="float">
            <text:p>8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8]);NA();FINDCOURSEANGLE([.K18];[.D18]))" office:value-type="float" office:value="19" calcext:value-type="float">
            <text:p>19</text:p>
          </table:table-cell>
          <table:table-cell table:style-name="ce65" table:formula="of:=ROUND(DEGREES(ASIN([.Y18]/[.J18])))*[.AA18]" office:value-type="float" office:value="1" calcext:value-type="float">
            <text:p>1</text:p>
          </table:table-cell>
          <table:table-cell table:style-name="ce65" table:formula="of:=[.Z18]*[.AB18]" office:value-type="float" office:value="-5" calcext:value-type="float">
            <text:p>-5</text:p>
          </table:table-cell>
          <table:table-cell table:style-name="ce65" table:formula="of:=IF(ISNA([.N18]);[.D18];[.D18]+[.N18])" office:value-type="float" office:value="302" calcext:value-type="float">
            <text:p>302</text:p>
          </table:table-cell>
          <table:table-cell table:style-name="ce65" table:formula="of:=IF(ISNA([.O18]);[.J18];[.J18]+[.O18])" office:value-type="float" office:value="76" calcext:value-type="float">
            <text:p>76</text:p>
          </table:table-cell>
          <table:table-cell table:style-name="ce65" table:formula="of:=IF([.Q18]&gt;0;ROUND(([.C18]/[.Q1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297" calcext:value-type="float">
            <text:p>297</text:p>
          </table:table-cell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65" table:formula="of:=ROUND([.L18]*SIN(RADIANS([.M18])))" office:value-type="float" office:value="2" calcext:value-type="float">
            <text:p>2</text:p>
          </table:table-cell>
          <table:table-cell table:style-name="ce65" table:formula="of:=ROUND([.L18]*COS(RADIANS([.M18])))" office:value-type="float" office:value="5" calcext:value-type="float">
            <text:p>5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LOVECH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19]&gt;0;ROUND([.F19]+((1-POWER(([.$B$45]/1013.25);0.190284))*145366.45));0)" office:value-type="float" office:value="4735" calcext:value-type="float">
            <text:p>4735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7" calcext:value-type="float">
            <text:p>9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9]);NA();FINDCOURSEANGLE([.K19];[.D19]))" office:value-type="float" office:value="19" calcext:value-type="float">
            <text:p>19</text:p>
          </table:table-cell>
          <table:table-cell table:style-name="ce65" table:formula="of:=ROUND(DEGREES(ASIN([.Y19]/[.J19])))*[.AA19]" office:value-type="float" office:value="1" calcext:value-type="float">
            <text:p>1</text:p>
          </table:table-cell>
          <table:table-cell table:style-name="ce65" table:formula="of:=[.Z19]*[.AB19]" office:value-type="float" office:value="-5" calcext:value-type="float">
            <text:p>-5</text:p>
          </table:table-cell>
          <table:table-cell table:style-name="ce65" table:formula="of:=IF(ISNA([.N19]);[.D19];[.D19]+[.N19])" office:value-type="float" office:value="302" calcext:value-type="float">
            <text:p>302</text:p>
          </table:table-cell>
          <table:table-cell table:style-name="ce65" table:formula="of:=IF(ISNA([.O19]);[.J19];[.J19]+[.O19])" office:value-type="float" office:value="92" calcext:value-type="float">
            <text:p>92</text:p>
          </table:table-cell>
          <table:table-cell table:style-name="ce65" table:formula="of:=IF([.Q19]&gt;0;ROUND(([.C19]/[.Q19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97" calcext:value-type="float">
            <text:p>29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1" calcext:value-type="float">
            <text:p>1</text:p>
          </table:table-cell>
          <table:table-cell/>
          <table:table-cell table:style-name="ce65" table:formula="of:=ROUND([.L19]*SIN(RADIANS([.M19])))" office:value-type="float" office:value="2" calcext:value-type="float">
            <text:p>2</text:p>
          </table:table-cell>
          <table:table-cell table:style-name="ce65" table:formula="of:=ROUND([.L19]*COS(RADIANS([.M19])))" office:value-type="float" office:value="5" calcext:value-type="float">
            <text:p>5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LOVECH</text:p>
          </table:table-cell>
          <table:table-cell table:style-name="ce3" office:value-type="string" calcext:value-type="string">
            <text:p>LBB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20]&gt;0;ROUND([.F20]+((1-POWER(([.$B$45]/1013.25);0.190284))*145366.45));0)" office:value-type="float" office:value="4735" calcext:value-type="float">
            <text:p>4735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7" calcext:value-type="float">
            <text:p>9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20]);NA();FINDCOURSEANGLE([.K20];[.D20]))" office:value-type="float" office:value="35" calcext:value-type="float">
            <text:p>35</text:p>
          </table:table-cell>
          <table:table-cell table:style-name="ce65" table:formula="of:=ROUND(DEGREES(ASIN([.Y20]/[.J20])))*[.AA20]" office:value-type="float" office:value="-2" calcext:value-type="float">
            <text:p>-2</text:p>
          </table:table-cell>
          <table:table-cell table:style-name="ce65" table:formula="of:=[.Z20]*[.AB20]" office:value-type="float" office:value="-4" calcext:value-type="float">
            <text:p>-4</text:p>
          </table:table-cell>
          <table:table-cell table:style-name="ce65" table:formula="of:=IF(ISNA([.N20]);[.D20];[.D20]+[.N20])" office:value-type="float" office:value="353" calcext:value-type="float">
            <text:p>353</text:p>
          </table:table-cell>
          <table:table-cell table:style-name="ce65" table:formula="of:=IF(ISNA([.O20]);[.J20];[.J20]+[.O20])" office:value-type="float" office:value="93" calcext:value-type="float">
            <text:p>93</text:p>
          </table:table-cell>
          <table:table-cell table:style-name="ce65" table:formula="of:=IF([.Q20]&gt;0;ROUND(([.C20]/[.Q20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348" calcext:value-type="float">
            <text:p>34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6" calcext:value-type="float">
            <text:p>0.6</text:p>
          </table:table-cell>
          <table:table-cell/>
          <table:table-cell table:style-name="ce65" table:formula="of:=ROUND([.L20]*SIN(RADIANS([.M20])))" office:value-type="float" office:value="3" calcext:value-type="float">
            <text:p>3</text:p>
          </table:table-cell>
          <table:table-cell table:style-name="ce65" table:formula="of:=ROUND([.L20]*COS(RADIANS([.M20])))" office:value-type="float" office:value="4" calcext:value-type="float">
            <text:p>4</text:p>
          </table:table-cell>
          <table:table-cell table:style-name="ce65" table:formula="of:=IF(ISBLANK([.K20]);NA();ISRIGHTCROSSWIND([.D20];[.K20]))" office:value-type="float" office:value="-1" calcext:value-type="float">
            <text:p>-1</text:p>
          </table:table-cell>
          <table:table-cell table:style-name="ce65" table:formula="of:=IF(ISBLANK([.K20]);NA();ISTAILWIND([.D20];[.K20]))" office:value-type="float" office:value="-1" calcext:value-type="float">
            <text:p>-1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1]&gt;0;ROUND([.F21]+((1-POWER(([.$B$45]/1013.25);0.190284))*145366.45));0)" office:value-type="float" office:value="0" calcext:value-type="float">
            <text:p>0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0" calcext:value-type="float">
            <text:p>0</text:p>
          </table:table-cell>
          <table:table-cell table:style-name="ce65" table:formula="of:=IF(ISNA([.O21]);[.J21];[.J21]+[.O21])" office:value-type="float" office:value="0" calcext:value-type="float">
            <text:p>0</text:p>
          </table:table-cell>
          <table:table-cell table:style-name="ce65" table:formula="of:=IF([.Q21]&gt;0;ROUND(([.C21]/[.Q2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" calcext:value-type="float">
            <text:p>0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0" calcext:value-type="float">
            <text:p>0</text:p>
          </table:table-cell>
          <table:table-cell table:style-name="ce65" table:formula="of:=IF(ISNA([.O22]);[.J22];[.J22]+[.O22])" office:value-type="float" office:value="0" calcext:value-type="float">
            <text:p>0</text:p>
          </table:table-cell>
          <table:table-cell table:style-name="ce65" table:formula="of:=IF([.Q22]&gt;0;ROUND(([.C22]/[.Q2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" calcext:value-type="float">
            <text:p>0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33" calcext:value-type="float">
            <text:p>33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22" calcext:value-type="float">
            <text:p>22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2.9" calcext:value-type="float">
            <text:p>2.9</text:p>
          </table:table-cell>
          <table:table-cell table:number-columns-repeated="1001"/>
        </table:table-row>
        <table:table-row table:style-name="ro2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2">
          <table:table-cell table:style-name="ce3" office:value-type="string" calcext:value-type="string">
            <text:p>LBBO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32]&gt;0;ROUND([.F32]+((1-POWER(([.$B$45]/1013.25);0.190284))*145366.45));0)" office:value-type="float" office:value="5735" calcext:value-type="float">
            <text:p>5735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82" calcext:value-type="float">
            <text:p>8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" calcext:value-type="float">
            <text:p>10</text:p>
          </table:table-cell>
          <table:table-cell table:style-name="ce66" table:formula="of:=IF(ISBLANK([.K32]);NA();FINDCOURSEANGLE([.K32];[.D32]))" office:value-type="float" office:value="69" calcext:value-type="float">
            <text:p>69</text:p>
          </table:table-cell>
          <table:table-cell table:style-name="ce65" table:formula="of:=ROUND(DEGREES(ASIN([.Y32]/[.J32])))*[.AA32]" office:value-type="float" office:value="6" calcext:value-type="float">
            <text:p>6</text:p>
          </table:table-cell>
          <table:table-cell table:style-name="ce65" table:formula="of:=[.Z32]*[.AB32]" office:value-type="float" office:value="-4" calcext:value-type="float">
            <text:p>-4</text:p>
          </table:table-cell>
          <table:table-cell table:style-name="ce65" table:formula="of:=IF(ISNA([.N32]);[.D32];[.D32]+[.N32])" office:value-type="float" office:value="244" calcext:value-type="float">
            <text:p>244</text:p>
          </table:table-cell>
          <table:table-cell table:style-name="ce65" table:formula="of:=IF(ISNA([.O32]);[.J32];[.J32]+[.O32])" office:value-type="float" office:value="78" calcext:value-type="float">
            <text:p>78</text:p>
          </table:table-cell>
          <table:table-cell table:style-name="ce65" table:formula="of:=IF([.Q32]&gt;0;ROUND(([.C32]/[.Q32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239" calcext:value-type="float">
            <text:p>239</text:p>
          </table:table-cell>
          <table:table-cell table:style-name="ce3"/>
          <table:table-cell table:style-name="ce3" office:value-type="float" office:value="1.6" calcext:value-type="float">
            <text:p>1.6</text:p>
          </table:table-cell>
          <table:table-cell/>
          <table:table-cell table:style-name="ce65" table:formula="of:=ROUND([.L32]*SIN(RADIANS([.M32])))" office:value-type="float" office:value="9" calcext:value-type="float">
            <text:p>9</text:p>
          </table:table-cell>
          <table:table-cell table:style-name="ce65" table:formula="of:=ROUND([.L32]*COS(RADIANS([.M32])))" office:value-type="float" office:value="4" calcext:value-type="float">
            <text:p>4</text:p>
          </table:table-cell>
          <table:table-cell table:style-name="ce65" table:formula="of:=IF(ISBLANK([.K32]);NA();ISRIGHTCROSSWIND([.D32];[.K32]))" office:value-type="float" office:value="1" calcext:value-type="float">
            <text:p>1</text:p>
          </table:table-cell>
          <table:table-cell table:style-name="ce65" table:formula="of:=IF(ISBLANK([.K32]);NA();ISTAILWIND([.D32];[.K32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GO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33]&gt;0;ROUND([.F33]+((1-POWER(([.$B$45]/1013.25);0.190284))*145366.45));0)" office:value-type="float" office:value="5735" calcext:value-type="float">
            <text:p>5735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98" calcext:value-type="float">
            <text:p>9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" calcext:value-type="float">
            <text:p>10</text:p>
          </table:table-cell>
          <table:table-cell table:style-name="ce66" table:formula="of:=IF(ISBLANK([.K33]);NA();FINDCOURSEANGLE([.K33];[.D33]))" office:value-type="float" office:value="69" calcext:value-type="float">
            <text:p>69</text:p>
          </table:table-cell>
          <table:table-cell table:style-name="ce65" table:formula="of:=ROUND(DEGREES(ASIN([.Y33]/[.J33])))*[.AA33]" office:value-type="float" office:value="5" calcext:value-type="float">
            <text:p>5</text:p>
          </table:table-cell>
          <table:table-cell table:style-name="ce65" table:formula="of:=[.Z33]*[.AB33]" office:value-type="float" office:value="-4" calcext:value-type="float">
            <text:p>-4</text:p>
          </table:table-cell>
          <table:table-cell table:style-name="ce65" table:formula="of:=IF(ISNA([.N33]);[.D33];[.D33]+[.N33])" office:value-type="float" office:value="243" calcext:value-type="float">
            <text:p>243</text:p>
          </table:table-cell>
          <table:table-cell table:style-name="ce65" table:formula="of:=IF(ISNA([.O33]);[.J33];[.J33]+[.O33])" office:value-type="float" office:value="94" calcext:value-type="float">
            <text:p>94</text:p>
          </table:table-cell>
          <table:table-cell table:style-name="ce65" table:formula="of:=IF([.Q33]&gt;0;ROUND(([.C33]/[.Q33])*60);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238" calcext:value-type="float">
            <text:p>23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.9" calcext:value-type="float">
            <text:p>0.9</text:p>
          </table:table-cell>
          <table:table-cell/>
          <table:table-cell table:style-name="ce65" table:formula="of:=ROUND([.L33]*SIN(RADIANS([.M33])))" office:value-type="float" office:value="9" calcext:value-type="float">
            <text:p>9</text:p>
          </table:table-cell>
          <table:table-cell table:style-name="ce65" table:formula="of:=ROUND([.L33]*COS(RADIANS([.M33])))" office:value-type="float" office:value="4" calcext:value-type="float">
            <text:p>4</text:p>
          </table:table-cell>
          <table:table-cell table:style-name="ce65" table:formula="of:=IF(ISBLANK([.K33]);NA();ISRIGHTCROSSWIND([.D33];[.K33]))" office:value-type="float" office:value="1" calcext:value-type="float">
            <text:p>1</text:p>
          </table:table-cell>
          <table:table-cell table:style-name="ce65" table:formula="of:=IF(ISBLANK([.K33]);NA();ISTAILWIND([.D33];[.K33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OL</text:p>
          </table:table-cell>
          <table:table-cell table:style-name="ce3" office:value-type="string" calcext:value-type="string">
            <text:p>ETROPOLE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34]&gt;0;ROUND([.F34]+((1-POWER(([.$B$45]/1013.25);0.190284))*145366.45));0)" office:value-type="float" office:value="5735" calcext:value-type="float">
            <text:p>5735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98" calcext:value-type="float">
            <text:p>9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" calcext:value-type="float">
            <text:p>10</text:p>
          </table:table-cell>
          <table:table-cell table:style-name="ce66" table:formula="of:=IF(ISBLANK([.K34]);NA();FINDCOURSEANGLE([.K34];[.D34]))" office:value-type="float" office:value="86" calcext:value-type="float">
            <text:p>86</text:p>
          </table:table-cell>
          <table:table-cell table:style-name="ce65" table:formula="of:=ROUND(DEGREES(ASIN([.Y34]/[.J34])))*[.AA34]" office:value-type="float" office:value="6" calcext:value-type="float">
            <text:p>6</text:p>
          </table:table-cell>
          <table:table-cell table:style-name="ce65" table:formula="of:=[.Z34]*[.AB34]" office:value-type="float" office:value="1" calcext:value-type="float">
            <text:p>1</text:p>
          </table:table-cell>
          <table:table-cell table:style-name="ce65" table:formula="of:=IF(ISNA([.N34]);[.D34];[.D34]+[.N34])" office:value-type="float" office:value="219" calcext:value-type="float">
            <text:p>219</text:p>
          </table:table-cell>
          <table:table-cell table:style-name="ce65" table:formula="of:=IF(ISNA([.O34]);[.J34];[.J34]+[.O34])" office:value-type="float" office:value="99" calcext:value-type="float">
            <text:p>99</text:p>
          </table:table-cell>
          <table:table-cell table:style-name="ce65" table:formula="of:=IF([.Q34]&gt;0;ROUND(([.C34]/[.Q34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214" calcext:value-type="float">
            <text:p>21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1.1" calcext:value-type="float">
            <text:p>1.1</text:p>
          </table:table-cell>
          <table:table-cell/>
          <table:table-cell table:style-name="ce65" table:formula="of:=ROUND([.L34]*SIN(RADIANS([.M34])))" office:value-type="float" office:value="10" calcext:value-type="float">
            <text:p>10</text:p>
          </table:table-cell>
          <table:table-cell table:style-name="ce65" table:formula="of:=ROUND([.L34]*COS(RADIANS([.M34])))" office:value-type="float" office:value="1" calcext:value-type="float">
            <text:p>1</text:p>
          </table:table-cell>
          <table:table-cell table:style-name="ce65" table:formula="of:=IF(ISBLANK([.K34]);NA();ISRIGHTCROSSWIND([.D34];[.K34]))" office:value-type="float" office:value="1" calcext:value-type="float">
            <text:p>1</text:p>
          </table:table-cell>
          <table:table-cell table:style-name="ce65" table:formula="of:=IF(ISBLANK([.K34]);NA();ISTAILWIND([.D34];[.K34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TROPOLE</text:p>
          </table:table-cell>
          <table:table-cell table:style-name="ce3" office:value-type="string" calcext:value-type="string">
            <text:p>D.KAMARTSI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65" table:formula="of:=IF([.F35]&gt;0;ROUND([.F35]+((1-POWER(([.$B$45]/1013.25);0.190284))*145366.45));0)" office:value-type="float" office:value="5735" calcext:value-type="float">
            <text:p>5735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98" calcext:value-type="float">
            <text:p>9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" calcext:value-type="float">
            <text:p>10</text:p>
          </table:table-cell>
          <table:table-cell table:style-name="ce66" table:formula="of:=IF(ISBLANK([.K35]);NA();FINDCOURSEANGLE([.K35];[.D35]))" office:value-type="float" office:value="86" calcext:value-type="float">
            <text:p>86</text:p>
          </table:table-cell>
          <table:table-cell table:style-name="ce65" table:formula="of:=ROUND(DEGREES(ASIN([.Y35]/[.J35])))*[.AA35]" office:value-type="float" office:value="6" calcext:value-type="float">
            <text:p>6</text:p>
          </table:table-cell>
          <table:table-cell table:style-name="ce65" table:formula="of:=[.Z35]*[.AB35]" office:value-type="float" office:value="1" calcext:value-type="float">
            <text:p>1</text:p>
          </table:table-cell>
          <table:table-cell table:style-name="ce65" table:formula="of:=IF(ISNA([.N35]);[.D35];[.D35]+[.N35])" office:value-type="float" office:value="219" calcext:value-type="float">
            <text:p>219</text:p>
          </table:table-cell>
          <table:table-cell table:style-name="ce65" table:formula="of:=IF(ISNA([.O35]);[.J35];[.J35]+[.O35])" office:value-type="float" office:value="99" calcext:value-type="float">
            <text:p>99</text:p>
          </table:table-cell>
          <table:table-cell table:style-name="ce65" table:formula="of:=IF([.Q35]&gt;0;ROUND(([.C35]/[.Q35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214" calcext:value-type="float">
            <text:p>21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.5" calcext:value-type="float">
            <text:p>0.5</text:p>
          </table:table-cell>
          <table:table-cell/>
          <table:table-cell table:style-name="ce65" table:formula="of:=ROUND([.L35]*SIN(RADIANS([.M35])))" office:value-type="float" office:value="10" calcext:value-type="float">
            <text:p>10</text:p>
          </table:table-cell>
          <table:table-cell table:style-name="ce65" table:formula="of:=ROUND([.L35]*COS(RADIANS([.M35])))" office:value-type="float" office:value="1" calcext:value-type="float">
            <text:p>1</text:p>
          </table:table-cell>
          <table:table-cell table:style-name="ce65" table:formula="of:=IF(ISBLANK([.K35]);NA();ISRIGHTCROSSWIND([.D35];[.K35]))" office:value-type="float" office:value="1" calcext:value-type="float">
            <text:p>1</text:p>
          </table:table-cell>
          <table:table-cell table:style-name="ce65" table:formula="of:=IF(ISBLANK([.K35]);NA();ISTAILWIND([.D35];[.K35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36]&gt;0;ROUND([.F36]+((1-POWER(([.$B$45]/1013.25);0.190284))*145366.45));0)" office:value-type="float" office:value="4235" calcext:value-type="float">
            <text:p>4235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96" calcext:value-type="float">
            <text:p>9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" calcext:value-type="float">
            <text:p>10</text:p>
          </table:table-cell>
          <table:table-cell table:style-name="ce66" table:formula="of:=IF(ISBLANK([.K36]);NA();FINDCOURSEANGLE([.K36];[.D36]))" office:value-type="float" office:value="86" calcext:value-type="float">
            <text:p>86</text:p>
          </table:table-cell>
          <table:table-cell table:style-name="ce65" table:formula="of:=ROUND(DEGREES(ASIN([.Y36]/[.J36])))*[.AA36]" office:value-type="float" office:value="6" calcext:value-type="float">
            <text:p>6</text:p>
          </table:table-cell>
          <table:table-cell table:style-name="ce65" table:formula="of:=[.Z36]*[.AB36]" office:value-type="float" office:value="1" calcext:value-type="float">
            <text:p>1</text:p>
          </table:table-cell>
          <table:table-cell table:style-name="ce65" table:formula="of:=IF(ISNA([.N36]);[.D36];[.D36]+[.N36])" office:value-type="float" office:value="219" calcext:value-type="float">
            <text:p>219</text:p>
          </table:table-cell>
          <table:table-cell table:style-name="ce65" table:formula="of:=IF(ISNA([.O36]);[.J36];[.J36]+[.O36])" office:value-type="float" office:value="97" calcext:value-type="float">
            <text:p>97</text:p>
          </table:table-cell>
          <table:table-cell table:style-name="ce65" table:formula="of:=IF([.Q36]&gt;0;ROUND(([.C36]/[.Q36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214" calcext:value-type="float">
            <text:p>21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.4" calcext:value-type="float">
            <text:p>0.4</text:p>
          </table:table-cell>
          <table:table-cell/>
          <table:table-cell table:style-name="ce65" table:formula="of:=ROUND([.L36]*SIN(RADIANS([.M36])))" office:value-type="float" office:value="10" calcext:value-type="float">
            <text:p>10</text:p>
          </table:table-cell>
          <table:table-cell table:style-name="ce65" table:formula="of:=ROUND([.L36]*COS(RADIANS([.M36])))" office:value-type="float" office:value="1" calcext:value-type="float">
            <text:p>1</text:p>
          </table:table-cell>
          <table:table-cell table:style-name="ce65" table:formula="of:=IF(ISBLANK([.K36]);NA();ISRIGHTCROSSWIND([.D36];[.K36]))" office:value-type="float" office:value="1" calcext:value-type="float">
            <text:p>1</text:p>
          </table:table-cell>
          <table:table-cell table:style-name="ce65" table:formula="of:=IF(ISBLANK([.K36]);NA();ISTAILWIND([.D36];[.K36])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37]&gt;0;ROUND([.F37]+((1-POWER(([.$B$45]/1013.25);0.190284))*145366.45));0)" office:value-type="float" office:value="3235" calcext:value-type="float">
            <text:p>3235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287" calcext:value-type="float">
            <text:p>287</text:p>
          </table:table-cell>
          <table:table-cell table:style-name="ce65" table:formula="of:=IF(ISNA([.O37]);[.J37];[.J37]+[.O37])" office:value-type="float" office:value="95" calcext:value-type="float">
            <text:p>95</text:p>
          </table:table-cell>
          <table:table-cell table:style-name="ce65" table:formula="of:=IF([.Q37]&gt;0;ROUND(([.C37]/[.Q37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.2" calcext:value-type="float">
            <text:p>0.2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B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38]&gt;0;ROUND([.F38]+((1-POWER(([.$B$45]/1013.25);0.190284))*145366.45));0)" office:value-type="float" office:value="2235" calcext:value-type="float">
            <text:p>2235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287" calcext:value-type="float">
            <text:p>287</text:p>
          </table:table-cell>
          <table:table-cell table:style-name="ce65" table:formula="of:=IF(ISNA([.O38]);[.J38];[.J38]+[.O38])" office:value-type="float" office:value="93" calcext:value-type="float">
            <text:p>93</text:p>
          </table:table-cell>
          <table:table-cell table:style-name="ce65" table:formula="of:=IF([.Q38]&gt;0;ROUND(([.C38]/[.Q38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.3" calcext:value-type="float">
            <text:p>0.3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65.5" calcext:value-type="float">
            <text:p>65.5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42" calcext:value-type="float">
            <text:p>42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74.5" calcext:value-type="float">
            <text:p>174.5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112" calcext:value-type="float">
            <text:p>112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13.3" calcext:value-type="float">
            <text:p>13.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323.174" calcext:value-type="float">
            <text:p>323.174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QNH:</text:p>
          </table:table-cell>
          <table:table-cell office:value-type="float" office:value="1023" calcext:value-type="float">
            <text:p>1023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7" calcext:value-type="float">
            <text:p>0.7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1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3.3" calcext:value-type="float">
            <text:p>23.3</text:p>
          </table:table-cell>
          <table:table-cell table:number-columns-repeated="100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2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2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[.$H$21:.$J$23];3)" office:value-type="float" office:value="39.64" calcext:value-type="float">
            <text:p>39.64</text:p>
          </table:table-cell>
          <table:table-cell table:style-name="ce44"/>
          <table:table-cell table:style-name="ce44" table:formula="of:=ROUND([.I5]*[.K5];2)" office:value-type="float" office:value="58341.76" calcext:value-type="float">
            <text:p>58341.76</text:p>
          </table:table-cell>
          <table:table-cell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681.79" calcext:value-type="float">
            <text:p>1681.79</text:p>
          </table:table-cell>
          <table:table-cell table:style-name="ce44"/>
          <table:table-cell table:style-name="ce44" table:formula="of:=ROUND([.M12]/[.I12];2)" office:value-type="float" office:value="40.43" calcext:value-type="float">
            <text:p>40.4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8001.76" calcext:value-type="float">
            <text:p>68001.76</text:p>
          </table:table-cell>
          <table:table-cell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163.8" calcext:value-type="float">
            <text:p>163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7862.4" calcext:value-type="float">
            <text:p>7862.4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163.8" calcext:value-type="float">
            <text:p>163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7862.4" calcext:value-type="float">
            <text:p>7862.4</text:p>
          </table:table-cell>
          <table:table-cell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845.59" calcext:value-type="float">
            <text:p>1845.5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11" calcext:value-type="float">
            <text:p>41.11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5864.16" calcext:value-type="float">
            <text:p>75864.1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845.59" calcext:value-type="float">
            <text:p>1845.5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1.11" calcext:value-type="float">
            <text:p>41.11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5864.16" calcext:value-type="float">
            <text:p>75864.16</text:p>
          </table:table-cell>
          <table:table-cell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9.8" calcext:value-type="float">
            <text:p>19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950.4" calcext:value-type="float">
            <text:p>950.4</text:p>
          </table:table-cell>
          <table:table-cell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838.99" calcext:value-type="float">
            <text:p>1838.9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1.08" calcext:value-type="float">
            <text:p>41.08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5547.36" calcext:value-type="float">
            <text:p>75547.3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825.79" calcext:value-type="float">
            <text:p>1825.7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1.03" calcext:value-type="float">
            <text:p>41.0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4913.76" calcext:value-type="float">
            <text:p>74913.76</text:p>
          </table:table-cell>
          <table:table-cell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32.4" calcext:value-type="float">
            <text:p>32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555.2" calcext:value-type="float">
            <text:p>1555.2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79.8" calcext:value-type="float">
            <text:p>79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3830.4" calcext:value-type="float">
            <text:p>3830.4</text:p>
          </table:table-cell>
          <table:table-cell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806.59" calcext:value-type="float">
            <text:p>1806.5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96" calcext:value-type="float">
            <text:p>40.96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3992.16" calcext:value-type="float">
            <text:p>73992.1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45.99" calcext:value-type="float">
            <text:p>1745.9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0.71" calcext:value-type="float">
            <text:p>40.71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71083.36" calcext:value-type="float">
            <text:p>71083.36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2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8"/>
        </table:table-row>
        <table:table-row table:style-name="ro2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124.8" calcext:value-type="float">
            <text:p>124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990.4" calcext:value-type="float">
            <text:p>5990.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806.59" calcext:value-type="float">
            <text:p>1806.5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96" calcext:value-type="float">
            <text:p>40.96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3992.16" calcext:value-type="float">
            <text:p>73992.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99.99" calcext:value-type="float">
            <text:p>1799.9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93" calcext:value-type="float">
            <text:p>40.93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3675.36" calcext:value-type="float">
            <text:p>73675.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17.4" calcext:value-type="float">
            <text:p>17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835.2" calcext:value-type="float">
            <text:p>835.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82.59" calcext:value-type="float">
            <text:p>1782.5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86" calcext:value-type="float">
            <text:p>40.86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2840.16" calcext:value-type="float">
            <text:p>72840.16</text:p>
          </table:table-cell>
          <table:table-cell table:number-columns-repeated="8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2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F48]/[.B48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8001.76" calcext:value-type="float">
            <text:p>68001.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100.8" calcext:value-type="float">
            <text:p>100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4838.4" calcext:value-type="float">
            <text:p>4838.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82.59" calcext:value-type="float">
            <text:p>1782.5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86" calcext:value-type="float">
            <text:p>40.86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2840.16" calcext:value-type="float">
            <text:p>72840.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75.99" calcext:value-type="float">
            <text:p>1775.9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84" calcext:value-type="float">
            <text:p>40.84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2523.36" calcext:value-type="float">
            <text:p>72523.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1440" calcext:value-type="float">
            <text:p>14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45.99" calcext:value-type="float">
            <text:p>1745.9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71" calcext:value-type="float">
            <text:p>40.71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1083.36" calcext:value-type="float">
            <text:p>71083.36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2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D5]" office:value-type="float" office:value="32" calcext:value-type="float">
            <text:p>32</text:p>
          </table:table-cell>
          <table:table-cell table:formula="of:=[$FPL.P5]" office:value-type="float" office:value="32" calcext:value-type="float">
            <text:p>32</text:p>
          </table:table-cell>
          <table:table-cell table:formula="of:=[$FPL.U5]" office:value-type="float" office:value="27" calcext:value-type="float">
            <text:p>2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6" calcext:value-type="float">
            <text:p>9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D6]" office:value-type="float" office:value="32" calcext:value-type="float">
            <text:p>32</text:p>
          </table:table-cell>
          <table:table-cell table:formula="of:=[$FPL.P6]" office:value-type="float" office:value="29" calcext:value-type="float">
            <text:p>29</text:p>
          </table:table-cell>
          <table:table-cell table:formula="of:=[$FPL.U6]" office:value-type="float" office:value="24" calcext:value-type="float">
            <text:p>24</text:p>
          </table:table-cell>
          <table:table-cell table:formula="of:=[$FPL.G6]" office:value-type="float" office:value="75" calcext:value-type="float">
            <text:p>75</text:p>
          </table:table-cell>
          <table:table-cell table:formula="of:=[$FPL.Q6]" office:value-type="float" office:value="80" calcext:value-type="float">
            <text:p>80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ETROPOLE" calcext:value-type="string">
            <text:p>ETROPOLE</text:p>
          </table:table-cell>
          <table:table-cell table:formula="of:=[$FPL.C7]" office:value-type="float" office:value="5" calcext:value-type="float">
            <text:p>5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D7]" office:value-type="float" office:value="32" calcext:value-type="float">
            <text:p>32</text:p>
          </table:table-cell>
          <table:table-cell table:formula="of:=[$FPL.P7]" office:value-type="float" office:value="29" calcext:value-type="float">
            <text:p>29</text:p>
          </table:table-cell>
          <table:table-cell table:formula="of:=[$FPL.U7]" office:value-type="float" office:value="24" calcext:value-type="float">
            <text:p>24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6" calcext:value-type="float">
            <text:p>96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8]" office:value-type="string" office:string-value="ETROPOLE" calcext:value-type="string">
            <text:p>ETROPOLE</text:p>
          </table:table-cell>
          <table:table-cell table:formula="of:=[$FPL.B8]" office:value-type="string" office:string-value="TETEVEN" calcext:value-type="string">
            <text:p>TETEVEN</text:p>
          </table:table-cell>
          <table:table-cell table:formula="of:=[$FPL.C8]" office:value-type="float" office:value="13" calcext:value-type="float">
            <text:p>13</text:p>
          </table:table-cell>
          <table:table-cell table:formula="of:=[$FPL.E8]" office:value-type="float" office:value="4800" calcext:value-type="float">
            <text:p>48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D8]" office:value-type="float" office:value="65" calcext:value-type="float">
            <text:p>65</text:p>
          </table:table-cell>
          <table:table-cell table:formula="of:=[$FPL.P8]" office:value-type="float" office:value="62" calcext:value-type="float">
            <text:p>62</text:p>
          </table:table-cell>
          <table:table-cell table:formula="of:=[$FPL.U8]" office:value-type="float" office:value="57" calcext:value-type="float">
            <text:p>57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9" calcext:value-type="float">
            <text:p>99</text:p>
          </table:table-cell>
          <table:table-cell table:formula="of:=[$FPL.R8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9]" office:value-type="string" office:string-value="TETEVEN" calcext:value-type="string">
            <text:p>TETEVEN</text:p>
          </table:table-cell>
          <table:table-cell table:formula="of:=[$FPL.B9]" office:value-type="string" office:string-value="TOD" calcext:value-type="string">
            <text:p>TOD</text:p>
          </table:table-cell>
          <table:table-cell table:formula="of:=[$FPL.C9]" office:value-type="float" office:value="23" calcext:value-type="float">
            <text:p>23</text:p>
          </table:table-cell>
          <table:table-cell table:formula="of:=[$FPL.E9]" office:value-type="float" office:value="4800" calcext:value-type="float">
            <text:p>48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D9]" office:value-type="float" office:value="87" calcext:value-type="float">
            <text:p>87</text:p>
          </table:table-cell>
          <table:table-cell table:formula="of:=[$FPL.P9]" office:value-type="float" office:value="85" calcext:value-type="float">
            <text:p>85</text:p>
          </table:table-cell>
          <table:table-cell table:formula="of:=[$FPL.U9]" office:value-type="float" office:value="80" calcext:value-type="float">
            <text:p>80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101" calcext:value-type="float">
            <text:p>101</text:p>
          </table:table-cell>
          <table:table-cell table:formula="of:=[$FPL.R9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string" office:string-value="TOD" calcext:value-type="string">
            <text:p>TOD</text:p>
          </table:table-cell>
          <table:table-cell table:formula="of:=[$FPL.B10]" office:value-type="string" office:string-value="LBDR" calcext:value-type="string">
            <text:p>LBDR</text:p>
          </table:table-cell>
          <table:table-cell table:formula="of:=[$FPL.C10]" office:value-type="float" office:value="17" calcext:value-type="float">
            <text:p>17</text:p>
          </table:table-cell>
          <table:table-cell table:formula="of:=[$FPL.E10]" office:value-type="float" office:value="1800" calcext:value-type="float">
            <text:p>1800</text:p>
          </table:table-cell>
          <table:table-cell table:formula="of:=[$FPL.F10]" office:value-type="float" office:value="2000" calcext:value-type="float">
            <text:p>2000</text:p>
          </table:table-cell>
          <table:table-cell table:formula="of:=[$FPL.D10]" office:value-type="float" office:value="87" calcext:value-type="float">
            <text:p>87</text:p>
          </table:table-cell>
          <table:table-cell table:formula="of:=[$FPL.P10]" office:value-type="float" office:value="87" calcext:value-type="float">
            <text:p>87</text:p>
          </table:table-cell>
          <table:table-cell table:formula="of:=[$FPL.U10]" office:value-type="float" office:value="82" calcext:value-type="float">
            <text:p>82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2" calcext:value-type="float">
            <text:p>92</text:p>
          </table:table-cell>
          <table:table-cell table:formula="of:=[$FPL.R10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6" calcext:value-type="float">
            <text:p>76</text:p>
          </table:table-cell>
          <table:table-cell table:style-name="Default" table:number-columns-repeated="7"/>
          <table:table-cell table:style-name="ce34" table:formula="of:=SUM([.L3:.L12])" office:value-type="float" office:value="48" calcext:value-type="float">
            <text:p>48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18]" office:value-type="string" office:string-value="LBDR" calcext:value-type="string">
            <text:p>LBDR</text:p>
          </table:table-cell>
          <table:table-cell table:formula="of:=[$FPL.B18]" office:value-type="string" office:string-value="TOC" calcext:value-type="string">
            <text:p>TOC</text:p>
          </table:table-cell>
          <table:table-cell table:formula="of:=[$FPL.C18]" office:value-type="float" office:value="8" calcext:value-type="float">
            <text:p>8</text:p>
          </table:table-cell>
          <table:table-cell table:formula="of:=[$FPL.E18]" office:value-type="float" office:value="2000" calcext:value-type="float">
            <text:p>2000</text:p>
          </table:table-cell>
          <table:table-cell table:formula="of:=[$FPL.F18]" office:value-type="float" office:value="5000" calcext:value-type="float">
            <text:p>5000</text:p>
          </table:table-cell>
          <table:table-cell table:formula="of:=[$FPL.D18]" office:value-type="float" office:value="301" calcext:value-type="float">
            <text:p>301</text:p>
          </table:table-cell>
          <table:table-cell table:formula="of:=[$FPL.P18]" office:value-type="float" office:value="302" calcext:value-type="float">
            <text:p>302</text:p>
          </table:table-cell>
          <table:table-cell table:formula="of:=[$FPL.U18]" office:value-type="float" office:value="297" calcext:value-type="float">
            <text:p>297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76" calcext:value-type="float">
            <text:p>76</text:p>
          </table:table-cell>
          <table:table-cell table:formula="of:=[$FPL.R18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19]" office:value-type="string" office:string-value="TOC" calcext:value-type="string">
            <text:p>TOC</text:p>
          </table:table-cell>
          <table:table-cell table:formula="of:=[$FPL.B19]" office:value-type="string" office:string-value="LOVECH" calcext:value-type="string">
            <text:p>LOVECH</text:p>
          </table:table-cell>
          <table:table-cell table:formula="of:=[$FPL.C19]" office:value-type="float" office:value="15" calcext:value-type="float">
            <text:p>15</text:p>
          </table:table-cell>
          <table:table-cell table:formula="of:=[$FPL.E19]" office:value-type="float" office:value="3700" calcext:value-type="float">
            <text:p>3700</text:p>
          </table:table-cell>
          <table:table-cell table:formula="of:=[$FPL.F19]" office:value-type="float" office:value="5000" calcext:value-type="float">
            <text:p>5000</text:p>
          </table:table-cell>
          <table:table-cell table:formula="of:=[$FPL.D19]" office:value-type="float" office:value="301" calcext:value-type="float">
            <text:p>301</text:p>
          </table:table-cell>
          <table:table-cell table:formula="of:=[$FPL.P19]" office:value-type="float" office:value="302" calcext:value-type="float">
            <text:p>302</text:p>
          </table:table-cell>
          <table:table-cell table:formula="of:=[$FPL.U19]" office:value-type="float" office:value="297" calcext:value-type="float">
            <text:p>297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2" calcext:value-type="float">
            <text:p>92</text:p>
          </table:table-cell>
          <table:table-cell table:formula="of:=[$FPL.R19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20]" office:value-type="string" office:string-value="LOVECH" calcext:value-type="string">
            <text:p>LOVECH</text:p>
          </table:table-cell>
          <table:table-cell table:formula="of:=[$FPL.B20]" office:value-type="string" office:string-value="LBBO" calcext:value-type="string">
            <text:p>LBBO</text:p>
          </table:table-cell>
          <table:table-cell table:formula="of:=[$FPL.C20]" office:value-type="float" office:value="10" calcext:value-type="float">
            <text:p>10</text:p>
          </table:table-cell>
          <table:table-cell table:formula="of:=[$FPL.E20]" office:value-type="float" office:value="2000" calcext:value-type="float">
            <text:p>2000</text:p>
          </table:table-cell>
          <table:table-cell table:formula="of:=[$FPL.F20]" office:value-type="float" office:value="5000" calcext:value-type="float">
            <text:p>5000</text:p>
          </table:table-cell>
          <table:table-cell table:formula="of:=[$FPL.D20]" office:value-type="float" office:value="355" calcext:value-type="float">
            <text:p>355</text:p>
          </table:table-cell>
          <table:table-cell table:formula="of:=[$FPL.P20]" office:value-type="float" office:value="353" calcext:value-type="float">
            <text:p>353</text:p>
          </table:table-cell>
          <table:table-cell table:formula="of:=[$FPL.U20]" office:value-type="float" office:value="348" calcext:value-type="float">
            <text:p>348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3" calcext:value-type="float">
            <text:p>93</text:p>
          </table:table-cell>
          <table:table-cell table:formula="of:=[$FPL.R20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21]" office:value-type="float" office:value="0" calcext:value-type="float">
            <text:p>0</text:p>
          </table:table-cell>
          <table:table-cell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D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22]" office:value-type="float" office:value="0" calcext:value-type="float">
            <text:p>0</text:p>
          </table:table-cell>
          <table:table-cell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D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33" calcext:value-type="float">
            <text:p>33</text:p>
          </table:table-cell>
          <table:table-cell table:style-name="Default" table:number-columns-repeated="7"/>
          <table:table-cell table:style-name="ce34" table:formula="of:=SUM([.L17:.L26])" office:value-type="float" office:value="22" calcext:value-type="float">
            <text:p>22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BO" calcext:value-type="string">
            <text:p>LBBO</text:p>
          </table:table-cell>
          <table:table-cell table:formula="of:=[$FPL.B32]" office:value-type="string" office:string-value="TOC" calcext:value-type="string">
            <text:p>TOC</text:p>
          </table:table-cell>
          <table:table-cell table:formula="of:=[$FPL.C32]" office:value-type="float" office:value="10" calcext:value-type="float">
            <text:p>10</text:p>
          </table:table-cell>
          <table:table-cell table:formula="of:=[$FPL.E32]" office:value-type="float" office:value="2000" calcext:value-type="float">
            <text:p>2000</text:p>
          </table:table-cell>
          <table:table-cell table:formula="of:=[$FPL.F32]" office:value-type="float" office:value="6000" calcext:value-type="float">
            <text:p>6000</text:p>
          </table:table-cell>
          <table:table-cell table:formula="of:=[$FPL.D32]" office:value-type="float" office:value="238" calcext:value-type="float">
            <text:p>238</text:p>
          </table:table-cell>
          <table:table-cell table:formula="of:=[$FPL.P32]" office:value-type="float" office:value="244" calcext:value-type="float">
            <text:p>244</text:p>
          </table:table-cell>
          <table:table-cell table:formula="of:=[$FPL.U32]" office:value-type="float" office:value="239" calcext:value-type="float">
            <text:p>239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78" calcext:value-type="float">
            <text:p>78</text:p>
          </table:table-cell>
          <table:table-cell table:formula="of:=[$FPL.R32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3]" office:value-type="string" office:string-value="TOC" calcext:value-type="string">
            <text:p>TOC</text:p>
          </table:table-cell>
          <table:table-cell table:formula="of:=[$FPL.B33]" office:value-type="string" office:string-value="GOL" calcext:value-type="string">
            <text:p>GOL</text:p>
          </table:table-cell>
          <table:table-cell table:formula="of:=[$FPL.C33]" office:value-type="float" office:value="14" calcext:value-type="float">
            <text:p>14</text:p>
          </table:table-cell>
          <table:table-cell table:formula="of:=[$FPL.E33]" office:value-type="float" office:value="3700" calcext:value-type="float">
            <text:p>3700</text:p>
          </table:table-cell>
          <table:table-cell table:formula="of:=[$FPL.F33]" office:value-type="float" office:value="6000" calcext:value-type="float">
            <text:p>6000</text:p>
          </table:table-cell>
          <table:table-cell table:formula="of:=[$FPL.D33]" office:value-type="float" office:value="238" calcext:value-type="float">
            <text:p>238</text:p>
          </table:table-cell>
          <table:table-cell table:formula="of:=[$FPL.P33]" office:value-type="float" office:value="243" calcext:value-type="float">
            <text:p>243</text:p>
          </table:table-cell>
          <table:table-cell table:formula="of:=[$FPL.U33]" office:value-type="float" office:value="238" calcext:value-type="float">
            <text:p>238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4" calcext:value-type="float">
            <text:p>94</text:p>
          </table:table-cell>
          <table:table-cell table:formula="of:=[$FPL.R33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4]" office:value-type="string" office:string-value="GOL" calcext:value-type="string">
            <text:p>GOL</text:p>
          </table:table-cell>
          <table:table-cell table:formula="of:=[$FPL.B34]" office:value-type="string" office:string-value="ETROPOLE" calcext:value-type="string">
            <text:p>ETROPOLE</text:p>
          </table:table-cell>
          <table:table-cell table:formula="of:=[$FPL.C34]" office:value-type="float" office:value="18.5" calcext:value-type="float">
            <text:p>18.5</text:p>
          </table:table-cell>
          <table:table-cell table:formula="of:=[$FPL.E34]" office:value-type="float" office:value="3700" calcext:value-type="float">
            <text:p>37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D34]" office:value-type="float" office:value="213" calcext:value-type="float">
            <text:p>213</text:p>
          </table:table-cell>
          <table:table-cell table:formula="of:=[$FPL.P34]" office:value-type="float" office:value="219" calcext:value-type="float">
            <text:p>219</text:p>
          </table:table-cell>
          <table:table-cell table:formula="of:=[$FPL.U34]" office:value-type="float" office:value="214" calcext:value-type="float">
            <text:p>214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9" calcext:value-type="float">
            <text:p>99</text:p>
          </table:table-cell>
          <table:table-cell table:formula="of:=[$FPL.R34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5]" office:value-type="string" office:string-value="ETROPOLE" calcext:value-type="string">
            <text:p>ETROPOLE</text:p>
          </table:table-cell>
          <table:table-cell table:formula="of:=[$FPL.B35]" office:value-type="string" office:string-value="D.KAMARTSI" calcext:value-type="string">
            <text:p>D.KAMARTSI</text:p>
          </table:table-cell>
          <table:table-cell table:formula="of:=[$FPL.C35]" office:value-type="float" office:value="9" calcext:value-type="float">
            <text:p>9</text:p>
          </table:table-cell>
          <table:table-cell table:formula="of:=[$FPL.E35]" office:value-type="float" office:value="5000" calcext:value-type="float">
            <text:p>5000</text:p>
          </table:table-cell>
          <table:table-cell table:formula="of:=[$FPL.F35]" office:value-type="float" office:value="6000" calcext:value-type="float">
            <text:p>6000</text:p>
          </table:table-cell>
          <table:table-cell table:formula="of:=[$FPL.D35]" office:value-type="float" office:value="213" calcext:value-type="float">
            <text:p>213</text:p>
          </table:table-cell>
          <table:table-cell table:formula="of:=[$FPL.P35]" office:value-type="float" office:value="219" calcext:value-type="float">
            <text:p>219</text:p>
          </table:table-cell>
          <table:table-cell table:formula="of:=[$FPL.U35]" office:value-type="float" office:value="214" calcext:value-type="float">
            <text:p>214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9" calcext:value-type="float">
            <text:p>99</text:p>
          </table:table-cell>
          <table:table-cell table:formula="of:=[$FPL.R35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36]" office:value-type="string" office:string-value="D.KAMARTSI" calcext:value-type="string">
            <text:p>D.KAMARTSI</text:p>
          </table:table-cell>
          <table:table-cell table:formula="of:=[$FPL.B36]" office:value-type="string" office:string-value="ULPAD" calcext:value-type="string">
            <text:p>ULPAD</text:p>
          </table:table-cell>
          <table:table-cell table:formula="of:=[$FPL.C36]" office:value-type="float" office:value="7" calcext:value-type="float">
            <text:p>7</text:p>
          </table:table-cell>
          <table:table-cell table:formula="of:=[$FPL.E36]" office:value-type="float" office:value="3500" calcext:value-type="float">
            <text:p>3500</text:p>
          </table:table-cell>
          <table:table-cell table:formula="of:=[$FPL.F36]" office:value-type="float" office:value="4500" calcext:value-type="float">
            <text:p>4500</text:p>
          </table:table-cell>
          <table:table-cell table:formula="of:=[$FPL.D36]" office:value-type="float" office:value="213" calcext:value-type="float">
            <text:p>213</text:p>
          </table:table-cell>
          <table:table-cell table:formula="of:=[$FPL.P36]" office:value-type="float" office:value="219" calcext:value-type="float">
            <text:p>219</text:p>
          </table:table-cell>
          <table:table-cell table:formula="of:=[$FPL.U36]" office:value-type="float" office:value="214" calcext:value-type="float">
            <text:p>214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6]" office:value-type="float" office:value="97" calcext:value-type="float">
            <text:p>97</text:p>
          </table:table-cell>
          <table:table-cell table:formula="of:=[$FPL.R36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string" office:string-value="ULPAD" calcext:value-type="string">
            <text:p>ULPAD</text:p>
          </table:table-cell>
          <table:table-cell table:formula="of:=[$FPL.B37]" office:value-type="string" office:string-value="SOPED" calcext:value-type="string">
            <text:p>SOPED</text:p>
          </table:table-cell>
          <table:table-cell table:formula="of:=[$FPL.C37]" office:value-type="float" office:value="3" calcext:value-type="float">
            <text:p>3</text:p>
          </table:table-cell>
          <table:table-cell table:formula="of:=[$FPL.E37]" office:value-type="float" office:value="3000" calcext:value-type="float">
            <text:p>3000</text:p>
          </table:table-cell>
          <table:table-cell table:formula="of:=[$FPL.F37]" office:value-type="float" office:value="3500" calcext:value-type="float">
            <text:p>3500</text:p>
          </table:table-cell>
          <table:table-cell table:formula="of:=[$FPL.D37]" office:value-type="float" office:value="287" calcext:value-type="float">
            <text:p>287</text:p>
          </table:table-cell>
          <table:table-cell table:formula="of:=[$FPL.P37]" office:value-type="float" office:value="287" calcext:value-type="float">
            <text:p>287</text:p>
          </table:table-cell>
          <table:table-cell table:formula="of:=[$FPL.U37]" office:value-type="float" office:value="282" calcext:value-type="float">
            <text:p>282</text:p>
          </table:table-cell>
          <table:table-cell table:formula="of:=[$FPL.G37]" office:value-type="float" office:value="90" calcext:value-type="float">
            <text:p>90</text:p>
          </table:table-cell>
          <table:table-cell table:formula="of:=[$FPL.Q37]" office:value-type="float" office:value="95" calcext:value-type="float">
            <text:p>95</text:p>
          </table:table-cell>
          <table:table-cell table:formula="of:=[$FPL.R37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string" office:string-value="SOPED" calcext:value-type="string">
            <text:p>SOPED</text:p>
          </table:table-cell>
          <table:table-cell table:formula="of:=[$FPL.B38]" office:value-type="string" office:string-value="LBBO" calcext:value-type="string">
            <text:p>LBBO</text:p>
          </table:table-cell>
          <table:table-cell table:formula="of:=[$FPL.C38]" office:value-type="float" office:value="4" calcext:value-type="float">
            <text:p>4</text:p>
          </table:table-cell>
          <table:table-cell table:formula="of:=[$FPL.E38]" office:value-type="float" office:value="2000" calcext:value-type="float">
            <text:p>2000</text:p>
          </table:table-cell>
          <table:table-cell table:formula="of:=[$FPL.F38]" office:value-type="float" office:value="2500" calcext:value-type="float">
            <text:p>2500</text:p>
          </table:table-cell>
          <table:table-cell table:formula="of:=[$FPL.D38]" office:value-type="float" office:value="287" calcext:value-type="float">
            <text:p>287</text:p>
          </table:table-cell>
          <table:table-cell table:formula="of:=[$FPL.P38]" office:value-type="float" office:value="287" calcext:value-type="float">
            <text:p>287</text:p>
          </table:table-cell>
          <table:table-cell table:formula="of:=[$FPL.U38]" office:value-type="float" office:value="282" calcext:value-type="float">
            <text:p>282</text:p>
          </table:table-cell>
          <table:table-cell table:formula="of:=[$FPL.G38]" office:value-type="float" office:value="90" calcext:value-type="float">
            <text:p>90</text:p>
          </table:table-cell>
          <table:table-cell table:formula="of:=[$FPL.Q38]" office:value-type="float" office:value="93" calcext:value-type="float">
            <text:p>93</text:p>
          </table:table-cell>
          <table:table-cell table:formula="of:=[$FPL.R38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65.5" calcext:value-type="float">
            <text:p>65.5</text:p>
          </table:table-cell>
          <table:table-cell table:style-name="Default" table:number-columns-repeated="7"/>
          <table:table-cell table:style-name="ce34" table:formula="of:=SUM([.L31:.L40])" office:value-type="float" office:value="42" calcext:value-type="float">
            <text:p>42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23:35:15.434127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10T23:37:29.404573679</dc:date>
    <meta:editing-duration>P1DT16H50M19S</meta:editing-duration>
    <meta:editing-cycles>198</meta:editing-cycles>
    <meta:generator>LibreOffice/6.0.7.3$Linux_X86_64 LibreOffice_project/00m0$Build-3</meta:generator>
    <meta:print-date>2020-01-10T23:37:05.461462430</meta:print-date>
    <meta:document-statistic meta:table-count="6" meta:cell-count="1702" meta:object-count="0"/>
  </office:meta>
</office:document-meta>
</file>